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Rosh Hodesh Elul/</text:p>
      <text:p text:style-name="P6">Only a few words as a reminder. <text:s/>It is a time-honored/ custom among Sephardic Congregations to prepare in Elul/ for Tishri. <text:s/>Believing that when the sun, <text:span text:style-name="T2">ent</text:span><text:span text:style-name="T4"> in its/ course through the </text:span><text:span text:style-name="T2">heavens</text:span><text:span text:style-name="T4"> sky, enters the sign of the zodiac/ </text:span><text:span text:style-name="T5">Libra</text:span><text:span text:style-name="T6">, a Balance, our actions, during the past year will/ be weighed in the just balance of the Lord of </text:span><text:span text:style-name="T3">heaven</text:span><text:span text:style-name="T6"> the sky, the </text:span><text:span text:style-name="T3">fo</text:span><text:span text:style-name="T6"> ad-/-herents of our ritual rise while yet night and pray./ <text:s/>They pray that the good deeds they intend to perform/ before the sound of the historic ram's horn announces another/ year, may outweigh faults which lay heavily upon/ their conscience. <text:s/>We are not equally impressed, at all events, we do not agree to that place./ <text:s/>Our sleep is stronger than our religious fervor, and I/ can scarcely condemn others for what I myself feel un-/-able </text:span><text:span text:style-name="T3">equal</text:span><text:span text:style-name="T6"> to perform./</text:span></text:p>
      <text:p text:style-name="P6"><text:span text:style-name="T6">In the days of my boyhood, I </text:span><text:span text:style-name="T3">found</text:span><text:span text:style-name="T6"> took pleasure in rising/ earlier than the dawn, and go to the Synagogue, where/ my fancy imagined to hear angelic voices </text:span><text:span text:style-name="T3">r</text:span><text:span text:style-name="T6">echo forth the solemn/ hymns sang. <text:s/>There was a sort of charm; something/ weird in the character of those </text:span><text:span text:style-name="T5">Selichot</text:span><text:span text:style-name="T6">, or propitia-/tary supplications recited in the dead </text:span><text:span text:style-name="T3">of</text:span><text:span text:style-name="T6"> night/</text:span></text:p>
      <text:p text:style-name="P6"><text:span text:style-name="T6"/></text:p>
      <text:p text:style-name="P6"><text:span text:style-name="T6">[Page 2]</text:span></text:p>
      <text:p text:style-name="P6"><text:span text:style-name="T6">Time and changes have robbed my nature of/ much which partook of the </text:span><text:span text:style-name="T3">romantic</text:span><text:span text:style-name="T6"> poetic</text:span><text:span text:style-name="T3">s</text:span><text:span text:style-name="T6">. <text:s/>I have grown prosaic; or perhaps/ years have brought on a degree of sloth</text:span><text:span text:style-name="T3">fulness</text:span><text:span text:style-name="T6"> which/ cannot be shaken off when nearing old age./ <text:s/>As I could not stand very long the loss of rest, so/ I do not demand it of others. <text:s/>But a divine/ service at six o'clock in the evening, after working/ hours does not entail any </text:span><text:span text:style-name="T3">fatigue</text:span><text:span text:style-name="T6"> inconvenience, especially when/ so short as not to interfere with the third meal./ <text:s/>I cannot trace the </text:span><text:soft-page-break/><text:span text:style-name="T6">origin of that </text:span><text:span text:style-name="T3">polite</text:span><text:span text:style-name="T6"> abridged Tephillah,/ so to call it. <text:s/>The date of its institution cannot be/ very ancient. <text:s/>It may have been established in com-/-paratively late times to suit the convenience of such as/ ourselves, and that notwithstanding the opposition/ of Rabbalists, who insist upon the night-selichot/ as the most </text:span><text:span text:style-name="T3">propitious</text:span><text:span text:style-name="T6"> acceptable above. <text:s/>But we that do not busy/ ourselves with theosophic secrets, we that consi-/-der every hour propitious to approach the Lord/ with intreaties[sic!], we that cannot, or will not, be/ disturbed in our slumbers, have accepted that institu-/-tion and followed it every year. <text:s/>I wish we may/ continue it as usual from to-morrow evening to the/</text:span></text:p>
      <text:p text:style-name="P6"><text:span text:style-name="T6"/></text:p>
      <text:p text:style-name="P6"><text:span text:style-name="T6">[Page 3]</text:span></text:p>
      <text:p text:style-name="P6"><text:span text:style-name="T6">eve of Kippur. <text:s/>If official duties of a me-/-lancholy character will occasionally compel my/ absence, a substitute will be in attendance to supply/ my place. <text:s/>Mourners particularly have the op-/-portunity offered here to read the prayer, </text:span><text:span text:style-name="T3">read everywhere</text:span><text:span text:style-name="T6"> which Israelites/ in their bereavements recite everywhere in the Synagogue/ during eleven months. <text:s/>Let those of our brethren/ in faith not immediately connected with this/ Synagogue be made aware of the circumstance,/ let them be told that they are welcome, and the/ prescribed number wherewith to hold public wor-/-ship will not be wanted. <text:s/>And so may it/ b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1T13:02:02.74</meta:creation-date>
    <dc:date>2012-06-11T13:27:17.97</dc:date>
    <dc:creator>Penn Libraries</dc:creator>
    <meta:editing-duration>PT00H10M0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8" meta:word-count="661" meta:character-count="4222"/>
  </office:meta>
</office:document-meta>
</file>